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ProximaNova" svg:font-family="ProximaNova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Liberation Serif" fo:font-size="12pt" officeooo:rsid="000cf2a3" officeooo:paragraph-rsid="000cf2a3" style:font-size-asian="12pt" style:font-size-complex="12pt"/>
    </style:style>
    <style:style style:name="P2" style:family="paragraph" style:parent-style-name="Standard">
      <style:paragraph-properties fo:line-height="100%" fo:text-align="start" style:justify-single-word="false"/>
      <style:text-properties style:font-name="Liberation Serif" fo:font-size="12pt" officeooo:paragraph-rsid="000d7c14" style:font-size-asian="12pt" style:font-size-complex="12pt"/>
    </style:style>
    <style:style style:name="P3" style:family="paragraph" style:parent-style-name="Text_20_body">
      <style:paragraph-properties fo:line-height="100%"/>
      <style:text-properties style:font-name="Liberation Serif" fo:font-size="12pt" officeooo:paragraph-rsid="000d7c14" style:font-size-asian="12pt" style:font-size-complex="12pt"/>
    </style:style>
    <style:style style:name="P4" style:family="paragraph" style:parent-style-name="Text_20_body">
      <style:paragraph-properties fo:line-height="100%"/>
      <style:text-properties officeooo:paragraph-rsid="000d7c14"/>
    </style:style>
    <style:style style:name="P5" style:family="paragraph" style:parent-style-name="Text_20_body">
      <style:paragraph-properties fo:margin-left="0cm" fo:margin-right="0cm" fo:margin-top="0cm" fo:margin-bottom="0.212cm" loext:contextual-spacing="false" fo:line-height="100%" fo:orphans="2" fo:widows="2" fo:text-indent="0cm" style:auto-text-indent="false" fo:padding="0cm" fo:border="non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6" style:family="paragraph" style:parent-style-name="Text_20_body">
      <style:paragraph-properties fo:margin-left="0cm" fo:margin-right="0cm" fo:margin-top="0cm" fo:margin-bottom="0.212cm" loext:contextual-spacing="false" fo:line-height="100%" fo:orphans="2" fo:widows="2" fo:text-indent="0cm" style:auto-text-indent="false" fo:padding="0cm" fo:border="none"/>
      <style:text-properties style:font-name="Liberation Serif" fo:font-size="12pt" officeooo:paragraph-rsid="000d7c14" style:font-size-asian="12pt" style:font-size-complex="12pt"/>
    </style:style>
    <style:style style:name="P7" style:family="paragraph" style:parent-style-name="Text_20_body">
      <style:paragraph-properties fo:margin-left="0cm" fo:margin-right="0cm" fo:margin-top="0cm" fo:margin-bottom="0.212cm" loext:contextual-spacing="false" fo:line-height="100%" fo:orphans="2" fo:widows="2" fo:text-indent="0cm" style:auto-text-indent="false" fo:padding="0cm" fo:border="none"/>
    </style:style>
    <style:style style:name="T1" style:family="text">
      <style:text-properties officeooo:rsid="000d7c14"/>
    </style:style>
    <style:style style:name="T2" style:family="text">
      <style:text-properties fo:font-variant="normal" fo:text-transform="none" fo:color="#000000" style:font-name="ProximaNova" fo:font-size="13.5pt" fo:letter-spacing="normal" fo:font-style="normal" fo:font-weight="normal"/>
    </style:style>
    <style:style style:name="T3" style:family="text">
      <style:text-properties fo:font-variant="normal" fo:text-transform="none" fo:color="#000000" style:font-name="ProximaNova" fo:font-size="13.5pt" fo:letter-spacing="normal" fo:font-style="normal" fo:font-weight="normal" officeooo:rsid="000d7c14"/>
    </style:style>
    <style:style style:name="T4" style:family="text">
      <style:text-properties fo:font-variant="normal" fo:text-transform="none" fo:color="#000000" style:font-name="ProximaNova" fo:font-size="13.5pt" fo:letter-spacing="normal" fo:font-style="normal" fo:font-weight="bold"/>
    </style:style>
    <style:style style:name="T5" style:family="text">
      <style:text-properties fo:font-variant="normal" fo:text-transform="none" fo:color="#000000" fo:font-size="13.5pt" fo:letter-spacing="normal" fo:font-style="normal" fo:font-weight="normal"/>
    </style:style>
    <style:style style:name="T6" style:family="text">
      <style:text-properties fo:font-variant="normal" fo:text-transform="none" fo:color="#000000" fo:font-size="13.5pt" fo:letter-spacing="normal" fo:font-style="normal" fo:font-weight="normal" officeooo:rsid="000d7c14"/>
    </style:style>
    <style:style style:name="T7" style:family="text">
      <style:text-properties fo:font-variant="normal" fo:text-transform="none" fo:color="#000000" fo:font-size="13.5pt" fo:letter-spacing="normal" fo:font-style="normal" fo:font-weight="bold"/>
    </style:style>
    <style:style style:name="T8" style:family="text">
      <style:text-properties fo:font-variant="normal" fo:text-transform="none" fo:color="#000000" style:font-name="Liberation Serif" fo:font-size="13.5pt" fo:letter-spacing="normal" fo:font-style="normal" fo:font-weight="normal"/>
    </style:style>
    <style:style style:name="T9" style:family="text">
      <style:text-properties fo:font-variant="normal" fo:text-transform="none" fo:color="#000000" style:font-name="Liberation Serif" fo:font-size="13.5pt" fo:letter-spacing="normal" fo:font-style="normal" fo:font-weight="bold"/>
    </style:style>
    <style:style style:name="T10" style:family="text">
      <style:text-properties fo:font-variant="normal" fo:text-transform="none" fo:color="#000000" style:font-name="Liberation Serif" fo:letter-spacing="normal" fo:font-style="normal" fo:font-weight="normal"/>
    </style:style>
    <style:style style:name="T11" style:family="text">
      <style:text-properties fo:font-variant="normal" fo:text-transform="none" fo:color="#000000" style:font-name="Liberation Serif" fo:letter-spacing="normal" fo:font-style="normal" fo:font-weight="bold"/>
    </style:style>
    <style:style style:name="T12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13" style:family="text">
      <style:text-properties fo:font-variant="normal" fo:text-transform="none" fo:color="#000000" style:font-name="Liberation Serif" fo:font-size="12pt" fo:letter-spacing="normal" fo:font-style="normal" fo:font-weight="bold" style:font-size-asian="12pt" style:font-size-complex="12pt"/>
    </style:style>
    <style:style style:name="T14" style:family="text">
      <style:text-properties fo:font-variant="normal" fo:text-transform="none" fo:color="#000000" fo:letter-spacing="normal" fo:font-style="normal" fo:font-weight="normal"/>
    </style:style>
    <style:style style:name="T15" style:family="text">
      <style:text-properties fo:font-variant="normal" fo:text-transform="none" fo:color="#000000" fo:letter-spacing="normal" fo:font-style="normal" fo:font-weight="normal" officeooo:rsid="000d7c14"/>
    </style:style>
    <style:style style:name="T16" style:family="text">
      <style:text-properties style:font-name="Liberation Serif"/>
    </style:style>
    <style:style style:name="T17" style:family="text">
      <style:text-properties style:font-name="Liberation Serif" officeooo:rsid="000d7c14"/>
    </style:style>
    <style:style style:name="T18" style:family="text">
      <style:text-properties style:font-name="Liberation Serif" fo:font-size="12pt" style:font-size-asian="12pt" style:font-size-complex="12pt"/>
    </style:style>
    <style:style style:name="T19" style:family="text">
      <style:text-properties style:font-name="Liberation Serif" fo:font-size="12pt" officeooo:rsid="000d7c14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de <text:span text:style-name="T1">matemática.</text:span></text:p>
      <text:p text:style-name="P1"/>
      <text:p text:style-name="P2"><text:span text:style-name="T1">1=</text:span><text:span text:style-name="T14">V²=Vi²+a.Δs</text:span></text:p>
      <text:p text:style-name="P5">0=200²+2.(-40)Δs</text:p>
      <text:p text:style-name="P5">-80Δs= -40000</text:p>
      <text:p text:style-name="P5">Δs= 40000/80</text:p>
      <text:p text:style-name="P5">Δs = 500 metros</text:p>
      <text:p text:style-name="P5">Altura máxima igual a 500 metros</text:p>
      <text:p text:style-name="P4"><text:span text:style-name="T19">2-</text:span><text:span text:style-name="T12">ALTERNATIVA B) POIS A= -1 &lt; 0 A CONCAVIDADE É PARA BAIXO, E A ALTURA MÁXIMO É 10M, E COMO DELTA É MAIOR QUE ZERO ENTÃO POSSUI DUAS RAIZES REAIS.</text:span><text:span text:style-name="T18"><text:line-break/></text:span><text:span text:style-name="T19">3-</text:span><text:span text:style-name="T12">Para se obter a altura do corpo lançado, basta substituirmos </text:span><text:span text:style-name="Strong_20_Emphasis"><text:span text:style-name="T13">t = 3</text:span></text:span><text:span text:style-name="T12"> </text:span><text:span text:style-name="Strong_20_Emphasis"><text:span text:style-name="T13">segundos</text:span></text:span><text:span text:style-name="T12"> na função, como segue:</text:span></text:p>
      <text:p text:style-name="P5">h(t) = 40t - 5t²</text:p>
      <text:p text:style-name="P5">h(3) = 40.(3) - 5.(3)²</text:p>
      <text:p text:style-name="P5">h(3) = 120 - 5.(9)</text:p>
      <text:p text:style-name="P5">h(3) = 120 - 45</text:p>
      <text:p text:style-name="P7"><text:span text:style-name="Strong_20_Emphasis"><text:span text:style-name="T13">h(3) = 75 metros</text:span></text:span></text:p>
      <text:p text:style-name="P7"><text:span text:style-name="Strong_20_Emphasis"><text:span text:style-name="T13">B) O instante é 2 e 6 segundos.</text:span></text:span></text:p>
      <text:p text:style-name="P7"><text:span text:style-name="T12">Para descobrirmos o instante que o corpo está a 60 m do solo, basta substituirmos </text:span><text:span text:style-name="Strong_20_Emphasis"><text:span text:style-name="T13">h(t) = 60 metros</text:span></text:span><text:span text:style-name="T12"> na função, como segue:</text:span></text:p>
      <text:p text:style-name="P5">h(t) = 40t - 5t²</text:p>
      <text:p text:style-name="P5">60 =  40t - 5t²</text:p>
      <text:p text:style-name="P5">- 5t² + 40t - 60 = 0</text:p>
      <text:p text:style-name="P7"><text:span text:style-name="T12">Resolvendo a equação, obtemos que </text:span><text:span text:style-name="Strong_20_Emphasis"><text:span text:style-name="T13">t = 2 segundos</text:span></text:span><text:span text:style-name="T12"> e t = </text:span><text:span text:style-name="Strong_20_Emphasis"><text:span text:style-name="T13">6 segundos</text:span></text:span><text:span text:style-name="T12">.</text:span></text:p>
      <text:p text:style-name="P6"><text:span text:style-name="T15">4-</text:span><text:span text:style-name="T14">Se a altura é 3m, significa que y = 3.<text:line-break/><text:line-break/>y = - 1/7x² + 8/7x + 2<text:line-break/>3 = - 1/7x² + 8/7x + 2<text:line-break/><text:line-break/>Multiplicando a equação por 7:<text:line-break/><text:line-break/>3.7 = (-1 . 7 / 7).x² + (8 . 7 / 7).x + 2 . 7<text:line-break/>21 = -x² + 8x + 14<text:line-break/>x² - 8x + 21 -14 = 0<text:line-break/>x² - 8x + 7 = 0<text:line-break/><text:line-break/>Resolvendo pelo método da Soma e Produto:<text:line-break/><text:line-break/>Soma das raízes = - b = - ( - 8) = 8<text:line-break/><text:line-break/>Produto das raízes = c = 7<text:line-break/><text:line-break/>Então as raízes são:<text:line-break/>x' = 1<text:line-break/></text:span><text:soft-page-break/><text:span text:style-name="T14">x" = 7<text:line-break/><text:line-break/>Como no ponto em que x = 1 a bola ainda está subindo e no ponto<text:line-break/><text:line-break/>x = 7 a bola está descendo, a distância do centro da cesta ao eixo y é de 7 m.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ProximaNova" svg:font-family="ProximaNova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5T10:52:53.225992616</meta:creation-date>
    <dc:date>2020-11-25T12:11:35.269223463</dc:date>
    <meta:editing-duration>PT28M21S</meta:editing-duration>
    <meta:editing-cycles>1</meta:editing-cycles>
    <meta:document-statistic meta:table-count="0" meta:image-count="0" meta:object-count="0" meta:page-count="2" meta:paragraph-count="20" meta:word-count="314" meta:character-count="1240" meta:non-whitespace-character-count="953"/>
    <meta:generator>LibreOffice/6.4.6.2$Linux_X86_64 LibreOffice_project/40$Build-2</meta:generator>
  </office:meta>
</office:document-meta>
</file>